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-ItalicMT" svg:font-family="Arial-ItalicMT" style:font-family-generic="swiss"/>
    <style:font-face style:name="ArialMT" svg:font-family="ArialMT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1pt" style:text-underline-style="solid" style:text-underline-width="auto" style:text-underline-color="font-color" officeooo:rsid="0011b608" officeooo:paragraph-rsid="00136d6d" style:font-size-asian="11pt" style:font-size-complex="11pt"/>
    </style:style>
    <style:style style:name="P2" style:family="paragraph" style:parent-style-name="Standard">
      <style:text-properties fo:color="#000000" style:font-name="Calibri" fo:font-size="11pt" style:text-underline-style="none" officeooo:rsid="0011b608" officeooo:paragraph-rsid="00136d6d" style:font-size-asian="11pt" style:font-size-complex="11pt"/>
    </style:style>
    <style:style style:name="P3" style:family="paragraph" style:parent-style-name="Standard" style:list-style-name="WW8Num5">
      <style:paragraph-properties fo:margin-top="0in" fo:margin-bottom="0in" loext:contextual-spacing="false" fo:line-height="100%" style:text-autospace="none"/>
      <style:text-properties fo:color="#000000" style:font-name="Calibri" fo:font-size="11pt" style:text-underline-style="none" officeooo:rsid="0011b608" officeooo:paragraph-rsid="00136d6d" style:font-size-asian="11pt" style:language-asian="es" style:country-asian="ES" style:font-name-complex="ArialMT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5" style:family="paragraph" style:parent-style-name="Standard" style:list-style-name="WW8Num5">
      <style:paragraph-properties fo:margin-top="0in" fo:margin-bottom="0in" loext:contextual-spacing="false" fo:line-height="100%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text-autospace="none"/>
      <style:text-properties style:font-name="Calibri" fo:font-size="11pt" officeooo:paragraph-rsid="00136d6d" style:font-size-asian="11pt" style:language-asian="es" style:country-asian="ES" style:font-name-complex="Calibri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text-autospace="none"/>
      <style:text-properties style:font-name="Calibri" fo:font-size="11pt" officeooo:paragraph-rsid="00136d6d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text-autospace="none"/>
      <style:text-properties style:font-name="Calibri" fo:font-size="11pt" fo:font-style="italic" officeooo:paragraph-rsid="00136d6d" style:font-size-asian="11pt" style:font-style-asian="italic" style:font-size-complex="11pt"/>
    </style:style>
    <style:style style:name="P9" style:family="paragraph" style:parent-style-name="Standard" style:list-style-name="WW8Num8">
      <style:paragraph-properties fo:margin-left="0.3937in" fo:margin-right="0in" fo:margin-top="0in" fo:margin-bottom="0in" loext:contextual-spacing="false" fo:line-height="100%" fo:text-indent="-0.3937in" style:auto-text-indent="false" style:text-autospace="none"/>
      <style:text-properties style:font-name="Calibri" fo:font-size="11pt" officeooo:paragraph-rsid="00136d6d" style:font-size-asian="11pt" style:font-size-complex="11pt"/>
    </style:style>
    <style:style style:name="P10" style:family="paragraph" style:parent-style-name="Standard" style:list-style-name="WW8Num8">
      <style:paragraph-properties fo:margin-left="0.3937in" fo:margin-right="0in" fo:margin-top="0in" fo:margin-bottom="0in" loext:contextual-spacing="false" fo:line-height="100%" fo:text-indent="-0.3937in" style:auto-text-indent="false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11" style:family="paragraph" style:parent-style-name="Standard">
      <style:paragraph-properties fo:margin-left="0.75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12" style:family="paragraph" style:parent-style-name="Standard">
      <style:paragraph-properties fo:margin-left="0.9835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font-size-complex="11pt"/>
    </style:style>
    <style:style style:name="P13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font-size-complex="11pt"/>
    </style:style>
    <style:style style:name="P14" style:family="paragraph" style:parent-style-name="Standard">
      <style:paragraph-properties fo:margin-left="0.7874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15" style:family="paragraph" style:parent-style-name="Standard" style:list-style-name="WW8Num10">
      <style:paragraph-properties fo:margin-left="0.5909in" fo:margin-right="0in" fo:margin-top="0in" fo:margin-bottom="0in" loext:contextual-spacing="false" fo:line-height="100%" fo:text-indent="-0.1972in" style:auto-text-indent="false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16" style:family="paragraph" style:parent-style-name="Standard">
      <style:paragraph-properties fo:margin-left="0.5909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language-asian="es" style:country-asian="ES" style:font-name-complex="ArialMT" style:font-size-complex="11pt"/>
    </style:style>
    <style:style style:name="P17" style:family="paragraph" style:parent-style-name="Standard">
      <style:paragraph-properties fo:margin-left="0.5909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language-asian="es" style:country-asian="ES" style:font-size-complex="11pt"/>
    </style:style>
    <style:style style:name="P18" style:family="paragraph" style:parent-style-name="Standard">
      <style:paragraph-properties fo:margin-left="0.5909in" fo:margin-right="0in" fo:margin-top="0in" fo:margin-bottom="0in" loext:contextual-spacing="false" fo:line-height="100%" fo:text-indent="0in" style:auto-text-indent="false" style:text-autospace="none"/>
      <style:text-properties style:font-name="Calibri" fo:font-size="11pt" officeooo:paragraph-rsid="00136d6d" style:font-size-asian="11pt" style:font-size-complex="11pt"/>
    </style:style>
    <style:style style:name="T1" style:family="text">
      <style:text-properties style:font-name-complex="Calibri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language-asian="es" style:country-asian="ES" style:font-style-asian="italic" style:font-name-complex="Arial-ItalicMT" style:font-style-complex="italic"/>
    </style:style>
    <style:style style:name="T4" style:family="text">
      <style:text-properties style:language-asian="es" style:country-asian="ES" style:font-name-complex="ArialMT"/>
    </style:style>
    <style:style style:name="T5" style:family="text">
      <style:text-properties style:language-asian="es" style:country-asian="ES" style:font-name-complex="Calibri"/>
    </style:style>
    <style:style style:name="T6" style:family="text">
      <style:text-properties style:font-name-complex="ArialM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</text:p>
      <text:p text:style-name="P2"/>
      <text:p text:style-name="P4">Implementa la siguiente clase, añade todos los métodos necesarios para acceder públicamente a todos sus miembros:</text:p>
      <text:p text:style-name="P4"/>
      <text:p text:style-name="P7">public class Ave {</text:p>
      <text:p text:style-name="P7"/>
      <text:p text:style-name="P7"><text:span text:style-name="T1"><text:s text:c="4"/></text:span>private String nombreVulgar;</text:p>
      <text:p text:style-name="P7"><text:span text:style-name="T1"><text:s text:c="4"/></text:span>private String nombreCientifico;</text:p>
      <text:p text:style-name="P7"><text:span text:style-name="T1"><text:s text:c="4"/></text:span>int numeroIndividuos;</text:p>
      <text:p text:style-name="P7"/>
      <text:p text:style-name="P7"><text:span text:style-name="T1"><text:s text:c="4"/></text:span>public Ave(String nombreVulgar, String nombreCientifico, int numeroIndividuos) { <text:s text:c="3"/>} //<text:span text:style-name="T2">Constructor</text:span></text:p>
      <text:p text:style-name="P7"/>
      <text:p text:style-name="P7"><text:span text:style-name="T1"><text:s text:c="4"/></text:span>void incrementarNumeroIndividuos(int n){ <text:s text:c="2"/>} <text:span text:style-name="T2">//Incrementa el valor de numeroIndividuos en n individuos</text:span></text:p>
      <text:p text:style-name="P7"><text:span text:style-name="T1"><text:s text:c="4"/></text:span>void decrementarNumeroIndividuos(int n){ } <text:span text:style-name="T2">// Decrementa el valor de numeroIndividuos en n individuos</text:span></text:p>
      <text:p text:style-name="P8"/>
      <text:p text:style-name="P7"><text:span text:style-name="T1"><text:s text:c="4"/></text:span>boolean peligroExtinción(){ } <text:span text:style-name="T2">//Devuelve true si numeroIndividuos es menor a 100</text:span></text:p>
      <text:p text:style-name="P8"/>
      <text:p text:style-name="P7"/>
      <text:list xml:id="list2747131074" text:style-name="WW8Num8">
        <text:list-item>
          <text:p text:style-name="P9"><text:span text:style-name="T4">Crea una subclase de la clase A</text:span><text:span text:style-name="T3">ve </text:span><text:span text:style-name="T4">llamada AveVoladora</text:span><text:span text:style-name="T3"> </text:span><text:span text:style-name="T4">que contenga además la siguiente propiedad:</text:span></text:p>
        </text:list-item>
      </text:list>
      <text:p text:style-name="P11"/>
      <text:p text:style-name="P12">private String tipoAve;</text:p>
      <text:p text:style-name="P13"/>
      <text:list xml:id="list84634257371735" text:continue-numbering="true" text:style-name="WW8Num8">
        <text:list-item>
          <text:p text:style-name="P10">Crea un programa principal en una clase aparte que haga lo siguiente:</text:p>
        </text:list-item>
      </text:list>
      <text:p text:style-name="P14"/>
      <text:list xml:id="list3413439665" text:style-name="WW8Num10">
        <text:list-item>
          <text:p text:style-name="P15">Crear una lista de AveVoladoras.</text:p>
        </text:list-item>
        <text:list-item>
          <text:p text:style-name="P15">Añade a la lista las siguientes aves:</text:p>
        </text:list-item>
      </text:list>
      <text:p text:style-name="P16"/>
      <text:p text:style-name="P17"><text:span text:style-name="T1"><text:s text:c="8"/></text:span><text:span text:style-name="T6">aves.add(new AveVoladora("Halcón Mexicano", "Falco mexicanus", 85, "rapaz"));</text:span></text:p>
      <text:p text:style-name="P17"><text:span text:style-name="T1"><text:s text:c="8"/></text:span><text:span text:style-name="T6">aves.add(new AveVoladora("Águila Pescadora", "Pandion haliaetus", 105, "rapaz"));</text:span></text:p>
      <text:p text:style-name="P17"><text:span text:style-name="T1"><text:s text:c="8"/></text:span><text:span text:style-name="T6">aves.add(new AveVoladora("Tucán","Ramphastos toco", 60, "trepadora"));</text:span></text:p>
      <text:p text:style-name="P17"><text:span text:style-name="T1"><text:s text:c="8"/></text:span><text:span text:style-name="T6">aves.add(new AveVoladora("Pavo Real", "Pavo cristatus", 92, "gallinácea"));</text:span></text:p>
      <text:p text:style-name="P18"><text:span text:style-name="T5"><text:s text:c="8"/></text:span><text:span text:style-name="T4">aves.add(new AveVoladora("Garza", "Mesophoyx intermedia", 98, "zancuda"));</text:span></text:p>
      <text:p text:style-name="P17"><text:span text:style-name="T1"><text:s text:c="8"/></text:span><text:span text:style-name="T6">aves.add(new AveVoladora("Flamenco","Phoenicopterus", 56, "zancuda"));</text:span></text:p>
      <text:p text:style-name="P6"><text:s/></text:p>
      <text:list xml:id="list128619627" text:style-name="WW8Num5">
        <text:list-item>
          <text:p text:style-name="P5">Incrementa en 10 el número de individuos de las aves de la lista que estén en peligro de extinción.</text:p>
        </text:list-item>
        <text:list-item>
          <text:p text:style-name="P3">Emite un listado con todos los datos de las aves que no están en peligro de extin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-ItalicMT" svg:font-family="Arial-ItalicMT" style:font-family-generic="swiss"/>
    <style:font-face style:name="ArialMT" svg:font-family="ArialMT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language-asian="es" style:country-asian="ES" style:font-name-complex="ArialMT" style:font-family-complex="ArialMT" style:font-family-generic-complex="swis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0z0" style:family="text">
      <style:text-properties style:font-name="Wingdings" fo:font-family="Wingdings" style:font-pitch="variable" style:font-charset="x-symbol" style:language-asian="es" style:country-asian="ES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45:02.328459090</meta:creation-date>
    <dc:date>2019-02-05T08:46:32.029263940</dc:date>
    <meta:editing-duration>PT1M30S</meta:editing-duration>
    <meta:editing-cycles>1</meta:editing-cycles>
    <meta:document-statistic meta:table-count="0" meta:image-count="0" meta:object-count="0" meta:page-count="1" meta:paragraph-count="24" meta:word-count="196" meta:character-count="1580" meta:non-whitespace-character-count="1331"/>
    <meta:generator>LibreOffice/6.0.7.3$Linux_X86_64 LibreOffice_project/00m0$Build-3</meta:generator>
  </office:meta>
</office:document-meta>
</file>